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1.113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1.112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vertical-align="middle" fo:min-height="1.112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28cm" svg:stroke-color="#000000" draw:marker-start="Symmetric_20_Arrow" draw:marker-start-width="0.342cm" draw:marker-end="Symmetric_20_Arrow" draw:marker-end-width="0.342cm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fo:min-height="0.357cm"/>
    </style:style>
    <style:style style:name="gr6" style:family="graphic" style:parent-style-name="standard">
      <style:graphic-properties draw:stroke="none" svg:stroke-color="#000000" draw:fill="none" draw:fill-color="#ffffff" fo:min-height="0.71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9pt" style:font-size-asian="6pt" style:font-size-complex="6pt"/>
    </style:style>
    <style:style style:name="P3" style:family="paragraph">
      <style:paragraph-properties fo:margin-top="0cm" fo:margin-bottom="0cm" fo:text-align="center"/>
    </style:style>
    <style:style style:name="P4" style:family="paragraph">
      <loext:graphic-properties draw:fill="none" draw:fill-color="#ffffff"/>
      <style:paragraph-properties fo:margin-top="0cm" fo:margin-bottom="0cm" fo:text-align="center"/>
      <style:text-properties fo:font-size="9pt" style:font-size-asian="6pt" style:font-size-complex="6pt"/>
    </style:style>
    <style:style style:name="T1" style:family="text">
      <style:text-properties fo:font-size="9pt" style:font-size-asian="6pt" style:font-size-complex="6pt"/>
    </style:style>
    <style:style style:name="T2" style:family="text">
      <style:text-properties fo:color="#729fcf" fo:font-size="9pt" style:font-size-asian="6pt" style:font-size-complex="6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729fcf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5983b0" fo:font-size="9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778cm" svg:height="1.397cm" svg:x="2.016cm" svg:y="3.54cm">
          <draw:text-box>
            <text:p text:style-name="P1"><text:span text:style-name="T1">Num faces</text:span></text:p>
            <text:p text:style-name="P1"><text:span text:style-name="T1">(</text:span><text:span text:style-name="T2">var32</text:span><text:span text:style-name="T1">)</text:span></text:p>
          </draw:text-box>
        </draw:frame>
        <draw:frame draw:style-name="gr2" draw:text-style-name="P2" draw:layer="layout" svg:width="1.905cm" svg:height="1.396cm" svg:x="3.794cm" svg:y="3.541cm">
          <draw:text-box>
            <text:p text:style-name="P1"><text:span text:style-name="T1">Num Points</text:span></text:p>
            <text:p text:style-name="P1"><text:span text:style-name="T3">(</text:span><text:span text:style-name="T4">var32</text:span><text:span text:style-name="T1">)</text:span></text:p>
          </draw:text-box>
        </draw:frame>
        <draw:frame draw:style-name="gr3" draw:text-style-name="P4" draw:layer="layout" svg:width="2.286cm" svg:height="1.396cm" svg:x="5.699cm" svg:y="3.541cm">
          <draw:text-box>
            <text:p text:style-name="P3"><text:span text:style-name="T1">Connectivity</text:span></text:p>
            <text:p text:style-name="P1"><text:span text:style-name="T3">(</text:span><text:span text:style-name="T2">u</text:span><text:span text:style-name="T5">int8</text:span><text:span text:style-name="T1">)</text:span></text:p>
          </draw:text-box>
        </draw:frame>
        <draw:line draw:style-name="gr4" draw:text-style-name="P1" draw:layer="layout" svg:x1="2.016cm" svg:y1="3.159cm" svg:x2="7.985cm" svg:y2="3.159cm">
          <text:p/>
        </draw:line>
        <draw:frame draw:style-name="gr3" draw:text-style-name="P2" draw:layer="layout" svg:width="7.239cm" svg:height="1.396cm" svg:x="7.985cm" svg:y="3.541cm">
          <draw:text-box>
            <text:p text:style-name="P1"><text:span text:style-name="T1">Indices</text:span></text:p>
            <text:p text:style-name="P1"><text:span text:style-name="T3">(</text:span><text:span text:style-name="T4">Varying length</text:span><text:span text:style-name="T1">)</text:span></text:p>
          </draw:text-box>
        </draw:frame>
        <draw:line draw:style-name="gr4" draw:text-style-name="P1" draw:layer="layout" svg:x1="7.985cm" svg:y1="3.159cm" svg:x2="15.224cm" svg:y2="3.159cm">
          <text:p/>
        </draw:line>
        <draw:frame draw:style-name="gr5" draw:text-style-name="P2" draw:layer="layout" svg:width="3.302cm" svg:height="0.607cm" svg:x="3.667cm" svg:y="2.552cm">
          <draw:text-box>
            <text:p text:style-name="P1"><text:span text:style-name="T1">9-byte header</text:span></text:p>
          </draw:text-box>
        </draw:frame>
        <draw:frame draw:style-name="gr6" draw:text-style-name="P2" draw:layer="layout" svg:width="4.826cm" svg:height="0.963cm" svg:x="9.128cm" svg:y="2.577cm">
          <draw:text-box>
            <text:p text:style-name="P1"><text:span text:style-name="T1">Varying byte length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11T17:03:21.281000000</meta:creation-date>
    <dc:date>2019-11-28T12:56:36.889000000</dc:date>
    <meta:editing-duration>PT9M41S</meta:editing-duration>
    <meta:editing-cycles>5</meta:editing-cycles>
    <meta:generator>LibreOffice/6.3.1.2$Windows_X86_64 LibreOffice_project/b79626edf0065ac373bd1df5c28bd630b4424273</meta:generator>
    <meta:document-statistic meta:object-count="8"/>
  </office:meta>
</office:document-meta>
</file>